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75.9mm" style:page-number="auto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1f" officeooo:paragraph-rsid="000aa61f"/>
    </style:style>
    <style:style style:name="P2" style:family="paragraph" style:parent-style-name="Text_20_body" style:list-style-name="L2">
      <loext:graphic-properties draw:fill="none"/>
      <style:paragraph-properties fo:margin-left="12.75mm" fo:margin-right="0mm" fo:margin-top="0mm" fo:margin-bottom="2.47mm" loext:contextual-spacing="false" fo:line-height="120%" fo:text-indent="8.26mm" style:auto-text-indent="false" fo:background-color="transparent"/>
      <style:text-properties officeooo:rsid="00106d05" officeooo:paragraph-rsid="00106d05"/>
    </style:style>
    <style:style style:name="P3" style:family="paragraph" style:parent-style-name="Heading_20_5" style:list-style-name="L1"/>
    <style:style style:name="P4" style:family="paragraph" style:parent-style-name="Heading_20_5" style:list-style-name="L1">
      <style:text-properties style:font-name="Liberation Mono"/>
    </style:style>
    <style:style style:name="P5" style:family="paragraph" style:parent-style-name="Heading_20_1" style:list-style-name="L1"/>
    <style:style style:name="P6" style:family="paragraph" style:parent-style-name="Heading_20_1" style:list-style-name="L1">
      <style:text-properties officeooo:rsid="0010d497" officeooo:paragraph-rsid="0010d497"/>
    </style:style>
    <style:style style:name="P7" style:family="paragraph" style:parent-style-name="Preformatted_20_Text">
      <style:paragraph-properties fo:text-align="end" style:justify-single-word="false"/>
    </style:style>
    <style:style style:name="P8" style:family="paragraph" style:parent-style-name="Heading_20_2" style:list-style-name="L1">
      <style:text-properties officeooo:rsid="000aa61f" officeooo:paragraph-rsid="000aa61f"/>
    </style:style>
    <style:style style:name="P9" style:family="paragraph" style:parent-style-name="Heading_20_2" style:list-style-name="L2">
      <style:text-properties officeooo:rsid="00106d05" officeooo:paragraph-rsid="00106d05"/>
    </style:style>
    <style:style style:name="P10" style:family="paragraph" style:parent-style-name="Heading_20_2">
      <style:text-properties officeooo:rsid="0010d497" officeooo:paragraph-rsid="0010d497"/>
    </style:style>
    <style:style style:name="P11" style:family="paragraph" style:parent-style-name="Heading_20_2">
      <style:text-properties officeooo:rsid="0013c726" officeooo:paragraph-rsid="0013c726"/>
    </style:style>
    <style:style style:name="T1" style:family="text">
      <style:text-properties officeooo:rsid="000b9273"/>
    </style:style>
    <style:style style:name="T2" style:family="text">
      <style:text-properties style:font-name="Liberation Mono" fo:font-size="11.8999996185303pt" fo:font-weight="bold" style:font-name-asian="Noto Sans CJK SC Regular" style:font-size-asian="11.8999996185303pt" style:font-weight-asian="bold" style:font-name-complex="FreeSans" style:font-size-complex="11.8999996185303pt" style:font-weight-complex="bold"/>
    </style:style>
    <style:style style:name="T3" style:family="text">
      <style:text-properties fo:font-size="11.8999996185303pt" fo:font-weight="bold" style:font-name-asian="Noto Sans CJK SC Regular" style:font-size-asian="11.8999996185303pt" style:font-weight-asian="bold" style:font-name-complex="FreeSans" style:font-size-complex="11.8999996185303pt" style:font-weight-complex="bold"/>
    </style:style>
    <style:style style:name="T4" style:family="text">
      <style:text-properties officeooo:rsid="00121459"/>
    </style:style>
    <style:style style:name="T5" style:family="text">
      <style:text-properties officeooo:rsid="001556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ils Simple App Checklist</text:p>
      <table:table table:name="Table1" table:style-name="Table1">
        <table:table-column table:style-name="Table1.A"/>
        <table:table-row>
          <table:table-cell table:style-name="Table1.A1" office:value-type="string">
            <text:list xml:id="list4226510860" text:style-name="L1">
              <text:list-item>
                <text:h text:style-name="P5" text:outline-level="1">generate app</text:h>
              </text:list-item>
            </text:list>
          </table:table-cell>
        </table:table-row>
        <table:table-row>
          <table:table-cell table:style-name="Table1.A2" office:value-type="string">
            <text:list xml:id="list105046832750049" text:continue-numbering="true" text:style-name="L1">
              <text:list-item>
                <text:h text:style-name="P5" text:outline-level="1">set up Guard TESTING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" text:outline-level="5">add gems</text:h>
                              </text:list-item>
                              <text:list-item>
                                <text:h text:style-name="P4" text:outline-level="5">$ guard init</text:h>
                              </text:list-item>
                              <text:list-item>
                                <text:h text:style-name="P3" text:outline-level="5">edit <text:span text:style-name="T2">Guardfile</text:span></text:h>
                              </text:list-item>
                              <text:list-item>
                                <text:h text:style-name="P3" text:outline-level="5">edit .<text:span text:style-name="T3">gitignore</text:span></text:h>
                              </text:list-item>
                              <text:list-item>
                                <text:h text:style-name="P3" text:outline-level="5">add the colors (<text:span text:style-name="T2">reporters</text:span>)</text:h>
                              </text:list-item>
                              <text:list-item>
                                <text:h text:style-name="P4" text:outline-level="5">$ guard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list xml:id="list105045859836276" text:continue-numbering="true" text:style-name="L1">
              <text:list-item>
                <text:h text:style-name="P5" text:outline-level="1">write hello test</text:h>
              </text:list-item>
            </text:list>
          </table:table-cell>
        </table:table-row>
        <table:table-row>
          <table:table-cell table:style-name="Table1.A2" office:value-type="string">
            <text:list xml:id="list105045457671062" text:continue-numbering="true" text:style-name="L1">
              <text:list-item>
                <text:h text:style-name="P5" text:outline-level="1">pass hello test</text:h>
                <text:list>
                  <text:list-item>
                    <text:h text:style-name="P8" text:outline-level="2">routes</text:h>
                  </text:list-item>
                  <text:list-item>
                    <text:h text:style-name="P8" text:outline-level="2">controller</text:h>
                  </text:list-item>
                  <text:list-item>
                    <text:h text:style-name="P8" text:outline-level="2">views</text:h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list xml:id="list105045030418696" text:continue-numbering="true" text:style-name="L1">
              <text:list-item>
                <text:h text:style-name="P5" text:outline-level="1">write user test (model)</text:h>
              </text:list-item>
            </text:list>
            <text:list xml:id="list269738129" text:style-name="L2">
              <text:list-item>
                <text:list>
                  <text:list-item>
                    <text:h text:style-name="P9" text:outline-level="2">validations</text:h>
                  </text:list-item>
                </text:list>
              </text:list-item>
              <text:list-item>
                <text:p text:style-name="P2">length, presence, uniqueness, format (regex)</text:p>
              </text:list-item>
            </text:list>
            <text:h text:style-name="P11" text:outline-level="2">emails saved in lower case</text:h>
            <text:h text:style-name="P11" text:outline-level="2">authenticated? should work</text:h>
          </table:table-cell>
        </table:table-row>
        <table:table-row>
          <table:table-cell table:style-name="Table1.A2" office:value-type="string">
            <text:list xml:id="list105045855133519" text:continue-list="list105045030418696" text:style-name="L1">
              <text:list-item>
                <text:h text:style-name="P5" text:outline-level="1">write integration test (layout)</text:h>
              </text:list-item>
            </text:list>
            <text:h text:style-name="P10" text:outline-level="2">get wtf_path, check title and some contents (like links)</text:h>
            <text:h text:style-name="Heading_20_3" text:outline-level="3">while logged in and when not</text:h>
            <text:h text:style-name="Heading_20_3" text:outline-level="3">while <text:span text:style-name="T5">admin and when not</text:span></text:h>
          </table:table-cell>
        </table:table-row>
        <text:soft-page-break/>
        <table:table-row>
          <table:table-cell table:style-name="Table1.A2" office:value-type="string">
            <text:list xml:id="list105045166548766" text:continue-numbering="true" text:style-name="L1">
              <text:list-item>
                <text:h text:style-name="P6" text:outline-level="1">write sessions test (controller)</text:h>
              </text:list-item>
            </text:list>
            <text:h text:style-name="Heading_20_2" text:outline-level="2">should get redirected when not logged in</text:h>
            <text:h text:style-name="Heading_20_2" text:outline-level="2">admi<text:span text:style-name="T4">n priviledges</text:span></text:h>
          </table:table-cell>
        </table:table-row>
      </table:table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1mm" fo:margin-bottom="1.01mm" loext:contextual-spacing="false" style:writing-mode="page"/>
      <style:text-properties fo:font-size="11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01mm" fo:margin-bottom="1.01mm" loext:contextual-spacing="false" style:writing-mode="pag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b9273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Rails <text:span text:style-name="MT1">Simple App </text:span>Checklist<text:tab/><text:span text:style-name="MT1"><text:tab/><text:tab/><text:tab/></text:span>v<text:span text:style-name="MT1"> </text:span>0.0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09:14.819227114</meta:creation-date>
    <dc:date>2017-07-11T10:50:44.643624952</dc:date>
    <meta:editing-duration>PT29M50S</meta:editing-duration>
    <meta:editing-cycles>8</meta:editing-cycles>
    <meta:generator>LibreOffice/5.3.3.2$Linux_X86_64 LibreOffice_project/30m0$Build-2</meta:generator>
    <meta:document-statistic meta:table-count="1" meta:image-count="0" meta:object-count="0" meta:page-count="2" meta:paragraph-count="28" meta:word-count="113" meta:character-count="606" meta:non-whitespace-character-count="534"/>
  </office:meta>
</office:document-meta>
</file>